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erif" fo:font-size="12pt" officeooo:rsid="0003607e" officeooo:paragraph-rsid="002e4a43" style:font-size-asian="12pt" style:font-size-complex="12pt"/>
    </style:style>
    <style:style style:name="P2" style:family="paragraph" style:parent-style-name="Preformatted_20_Text">
      <style:paragraph-properties fo:text-align="start" style:justify-single-word="false"/>
      <style:text-properties style:font-name="Liberation Serif" fo:font-size="12pt" officeooo:rsid="0003607e" officeooo:paragraph-rsid="0037a522" style:font-size-asian="12pt" style:font-size-complex="12pt"/>
    </style:style>
    <style:style style:name="P3" style:family="paragraph" style:parent-style-name="Preformatted_20_Text">
      <style:paragraph-properties fo:break-before="page"/>
      <style:text-properties officeooo:paragraph-rsid="002e4a43"/>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fcbca" officeooo:paragraph-rsid="001fcbca" style:font-weight-asian="bold" style:font-weight-complex="bold"/>
    </style:style>
    <style:style style:name="P5"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fe0c7" officeooo:paragraph-rsid="001fe0c7"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style:text-underline-style="none" officeooo:rsid="00030a38" officeooo:paragraph-rsid="00030a38"/>
    </style:style>
    <style:style style:name="P8" style:family="paragraph" style:parent-style-name="Standard">
      <style:paragraph-properties fo:text-align="start" style:justify-single-word="false"/>
      <style:text-properties style:text-underline-style="none" officeooo:rsid="00030a38" officeooo:paragraph-rsid="00030a38"/>
    </style:style>
    <style:style style:name="P9" style:family="paragraph" style:parent-style-name="Standard">
      <style:paragraph-properties fo:text-align="start" style:justify-single-word="false"/>
      <style:text-properties style:text-underline-style="none" officeooo:rsid="00030a38" officeooo:paragraph-rsid="000e880e"/>
    </style:style>
    <style:style style:name="P10" style:family="paragraph" style:parent-style-name="Standard">
      <style:paragraph-properties fo:text-align="start" style:justify-single-word="false"/>
      <style:text-properties style:text-underline-style="none" officeooo:rsid="0003607e" officeooo:paragraph-rsid="000e880e"/>
    </style:style>
    <style:style style:name="P11" style:family="paragraph" style:parent-style-name="Standard">
      <style:paragraph-properties fo:text-align="start" style:justify-single-word="false"/>
      <style:text-properties style:text-underline-style="none" officeooo:rsid="002a98aa" officeooo:paragraph-rsid="002a98aa"/>
    </style:style>
    <style:style style:name="P12" style:family="paragraph" style:parent-style-name="Standard">
      <style:paragraph-properties fo:text-align="start" style:justify-single-word="false"/>
      <style:text-properties style:text-underline-style="none" officeooo:rsid="002a98aa" officeooo:paragraph-rsid="0031fb97"/>
    </style:style>
    <style:style style:name="P13" style:family="paragraph" style:parent-style-name="Standard">
      <style:paragraph-properties fo:text-align="start" style:justify-single-word="false"/>
      <style:text-properties style:text-underline-style="none" officeooo:rsid="002a98aa" officeooo:paragraph-rsid="0032eb8e"/>
    </style:style>
    <style:style style:name="P14" style:family="paragraph" style:parent-style-name="Standard">
      <style:paragraph-properties fo:text-align="start" style:justify-single-word="false"/>
      <style:text-properties fo:font-style="normal" style:text-underline-style="none" officeooo:rsid="00030a38" officeooo:paragraph-rsid="00030a38"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030a38" officeooo:paragraph-rsid="00241b67" style:font-style-asian="normal" style:font-style-complex="normal"/>
    </style:style>
    <style:style style:name="P16" style:family="paragraph" style:parent-style-name="Standard">
      <style:text-properties fo:font-style="normal" style:text-underline-style="none" officeooo:rsid="00030a38" officeooo:paragraph-rsid="002772db" style:font-style-asian="normal" style:font-style-complex="normal"/>
    </style:style>
    <style:style style:name="P17" style:family="paragraph" style:parent-style-name="Standard">
      <style:paragraph-properties fo:text-align="start" style:justify-single-word="false"/>
      <style:text-properties officeooo:paragraph-rsid="0003607e"/>
    </style:style>
    <style:style style:name="P18" style:family="paragraph" style:parent-style-name="Standard">
      <style:paragraph-properties fo:text-align="start" style:justify-single-word="false"/>
      <style:text-properties officeooo:paragraph-rsid="0007d9e6"/>
    </style:style>
    <style:style style:name="P19" style:family="paragraph" style:parent-style-name="Standard">
      <style:paragraph-properties fo:text-align="start" style:justify-single-word="false"/>
      <style:text-properties officeooo:paragraph-rsid="0009584a"/>
    </style:style>
    <style:style style:name="P20" style:family="paragraph" style:parent-style-name="Standard">
      <style:paragraph-properties fo:text-align="start" style:justify-single-word="false"/>
      <style:text-properties officeooo:paragraph-rsid="0019b700"/>
    </style:style>
    <style:style style:name="P21" style:family="paragraph" style:parent-style-name="Standard">
      <style:paragraph-properties fo:text-align="start" style:justify-single-word="false"/>
      <style:text-properties officeooo:paragraph-rsid="001fe0c7"/>
    </style:style>
    <style:style style:name="P22" style:family="paragraph" style:parent-style-name="Standard">
      <style:paragraph-properties fo:text-align="start" style:justify-single-word="false"/>
      <style:text-properties officeooo:paragraph-rsid="00241b67"/>
    </style:style>
    <style:style style:name="P23" style:family="paragraph" style:parent-style-name="Standard">
      <style:paragraph-properties fo:text-align="start" style:justify-single-word="false"/>
      <style:text-properties officeooo:paragraph-rsid="001b6908"/>
    </style:style>
    <style:style style:name="P24" style:family="paragraph" style:parent-style-name="Standard">
      <style:paragraph-properties fo:text-align="start" style:justify-single-word="false"/>
      <style:text-properties officeooo:paragraph-rsid="0037877b"/>
    </style:style>
    <style:style style:name="P25" style:family="paragraph" style:parent-style-name="Standard">
      <style:paragraph-properties fo:text-align="start" style:justify-single-word="false"/>
      <style:text-properties officeooo:rsid="0003607e" officeooo:paragraph-rsid="0003607e"/>
    </style:style>
    <style:style style:name="P26" style:family="paragraph" style:parent-style-name="Standard">
      <style:paragraph-properties fo:text-align="start" style:justify-single-word="false" fo:break-before="page"/>
      <style:text-properties officeooo:rsid="0003607e" officeooo:paragraph-rsid="0003607e"/>
    </style:style>
    <style:style style:name="P27" style:family="paragraph" style:parent-style-name="Standard">
      <style:paragraph-properties fo:text-align="start" style:justify-single-word="false"/>
      <style:text-properties officeooo:rsid="0003607e" officeooo:paragraph-rsid="00054f25"/>
    </style:style>
    <style:style style:name="P28" style:family="paragraph" style:parent-style-name="Standard">
      <style:paragraph-properties fo:text-align="start" style:justify-single-word="false"/>
      <style:text-properties officeooo:rsid="0003607e" officeooo:paragraph-rsid="00113100"/>
    </style:style>
    <style:style style:name="P29" style:family="paragraph" style:parent-style-name="Standard">
      <style:paragraph-properties fo:text-align="start" style:justify-single-word="false"/>
      <style:text-properties officeooo:rsid="0003607e" officeooo:paragraph-rsid="00241b67"/>
    </style:style>
    <style:style style:name="P30" style:family="paragraph" style:parent-style-name="Standard">
      <style:paragraph-properties fo:text-align="start" style:justify-single-word="false"/>
      <style:text-properties officeooo:rsid="00054f25" officeooo:paragraph-rsid="00054f25"/>
    </style:style>
    <style:style style:name="P31" style:family="paragraph" style:parent-style-name="Standard">
      <style:paragraph-properties fo:text-align="start" style:justify-single-word="false"/>
      <style:text-properties officeooo:rsid="0007244b" officeooo:paragraph-rsid="0007244b"/>
    </style:style>
    <style:style style:name="P32" style:family="paragraph" style:parent-style-name="Standard">
      <style:paragraph-properties fo:text-align="start" style:justify-single-word="false"/>
      <style:text-properties officeooo:rsid="0007244b" officeooo:paragraph-rsid="0031fb97"/>
    </style:style>
    <style:style style:name="P33" style:family="paragraph" style:parent-style-name="Standard">
      <style:paragraph-properties fo:text-align="start" style:justify-single-word="false"/>
      <style:text-properties officeooo:rsid="0007244b" officeooo:paragraph-rsid="0032eb8e"/>
    </style:style>
    <style:style style:name="P34" style:family="paragraph" style:parent-style-name="Standard">
      <style:paragraph-properties fo:text-align="start" style:justify-single-word="false"/>
      <style:text-properties officeooo:rsid="0007d9e6" officeooo:paragraph-rsid="0007d9e6"/>
    </style:style>
    <style:style style:name="P35" style:family="paragraph" style:parent-style-name="Standard">
      <style:paragraph-properties fo:text-align="start" style:justify-single-word="false"/>
      <style:text-properties officeooo:rsid="000e880e" officeooo:paragraph-rsid="000e880e"/>
    </style:style>
    <style:style style:name="P36" style:family="paragraph" style:parent-style-name="Standard">
      <style:paragraph-properties fo:text-align="start" style:justify-single-word="false"/>
      <style:text-properties officeooo:rsid="00113100" officeooo:paragraph-rsid="00113100"/>
    </style:style>
    <style:style style:name="P37" style:family="paragraph" style:parent-style-name="Standard">
      <style:paragraph-properties fo:text-align="start" style:justify-single-word="false"/>
      <style:text-properties officeooo:rsid="0012235a" officeooo:paragraph-rsid="0012235a"/>
    </style:style>
    <style:style style:name="P38" style:family="paragraph" style:parent-style-name="Standard">
      <style:paragraph-properties fo:text-align="start" style:justify-single-word="false"/>
      <style:text-properties officeooo:rsid="0012284f" officeooo:paragraph-rsid="0012284f"/>
    </style:style>
    <style:style style:name="P39" style:family="paragraph" style:parent-style-name="Standard">
      <style:paragraph-properties fo:text-align="start" style:justify-single-word="false"/>
      <style:text-properties officeooo:rsid="0013c36d" officeooo:paragraph-rsid="0013c36d"/>
    </style:style>
    <style:style style:name="P40" style:family="paragraph" style:parent-style-name="Standard">
      <style:paragraph-properties fo:text-align="start" style:justify-single-word="false"/>
      <style:text-properties officeooo:rsid="0013c36d" officeooo:paragraph-rsid="0031fb97"/>
    </style:style>
    <style:style style:name="P41" style:family="paragraph" style:parent-style-name="Standard">
      <style:paragraph-properties fo:text-align="start" style:justify-single-word="false"/>
      <style:text-properties officeooo:rsid="0013c36d" officeooo:paragraph-rsid="0032eb8e"/>
    </style:style>
    <style:style style:name="P42" style:family="paragraph" style:parent-style-name="Standard">
      <style:paragraph-properties fo:text-align="start" style:justify-single-word="false"/>
      <style:text-properties officeooo:rsid="00148e1d" officeooo:paragraph-rsid="00148e1d"/>
    </style:style>
    <style:style style:name="P43" style:family="paragraph" style:parent-style-name="Standard">
      <style:paragraph-properties fo:text-align="start" style:justify-single-word="false"/>
      <style:text-properties officeooo:rsid="00148e1d" officeooo:paragraph-rsid="0031fb97"/>
    </style:style>
    <style:style style:name="P44" style:family="paragraph" style:parent-style-name="Standard">
      <style:paragraph-properties fo:text-align="start" style:justify-single-word="false"/>
      <style:text-properties officeooo:rsid="00148e1d" officeooo:paragraph-rsid="0019b700"/>
    </style:style>
    <style:style style:name="P45" style:family="paragraph" style:parent-style-name="Standard">
      <style:paragraph-properties fo:text-align="start" style:justify-single-word="false"/>
      <style:text-properties officeooo:rsid="00148e1d" officeooo:paragraph-rsid="0032eb8e"/>
    </style:style>
    <style:style style:name="P46" style:family="paragraph" style:parent-style-name="Standard">
      <style:paragraph-properties fo:text-align="start" style:justify-single-word="false"/>
      <style:text-properties fo:font-size="16pt" officeooo:paragraph-rsid="00241b67" style:font-size-asian="16pt" style:font-size-complex="16pt"/>
    </style:style>
    <style:style style:name="P47" style:family="paragraph" style:parent-style-name="Standard">
      <style:paragraph-properties fo:text-align="start" style:justify-single-word="false"/>
      <style:text-properties fo:font-size="16pt" fo:font-weight="bold" officeooo:paragraph-rsid="00161b17"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size="16pt" fo:font-weight="bold" officeooo:rsid="0007244b" officeooo:paragraph-rsid="001bbdd3" style:font-size-asian="16pt" style:font-weight-asian="bold" style:font-size-complex="16pt" style:font-weight-complex="bold"/>
    </style:style>
    <style:style style:name="P49" style:family="paragraph" style:parent-style-name="Standard">
      <style:paragraph-properties fo:text-align="start" style:justify-single-word="false"/>
      <style:text-properties fo:font-size="16pt" style:text-underline-style="solid" style:text-underline-width="auto" style:text-underline-color="font-color" officeooo:rsid="00030a38" officeooo:paragraph-rsid="00030a38" style:font-size-asian="16pt" style:font-size-complex="16pt"/>
    </style:style>
    <style:style style:name="P50" style:family="paragraph" style:parent-style-name="Standard">
      <style:paragraph-properties fo:text-align="start" style:justify-single-word="false"/>
      <style:text-properties fo:font-size="16pt" style:text-underline-style="solid" style:text-underline-width="auto" style:text-underline-color="font-color" officeooo:rsid="0007244b" officeooo:paragraph-rsid="0007244b" style:font-size-asian="16pt" style:font-size-complex="16pt"/>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36ffc" officeooo:paragraph-rsid="00236ffc" style:font-size-asian="10.5pt" style:font-weight-asian="bold" style:font-size-complex="12pt" style:font-weight-complex="bold"/>
    </style:style>
    <style:style style:name="P52"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241b67" officeooo:paragraph-rsid="00241b67"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normal" officeooo:rsid="00241b67" officeooo:paragraph-rsid="00241b67" style:font-size-asian="10.5pt" style:font-weight-asian="normal" style:font-size-complex="12pt" style:font-weight-complex="normal"/>
    </style:style>
    <style:style style:name="P54" style:family="paragraph" style:parent-style-name="Standard">
      <style:text-properties officeooo:rsid="002772db" officeooo:paragraph-rsid="002772db"/>
    </style:style>
    <style:style style:name="P55" style:family="paragraph" style:parent-style-name="Standard">
      <style:paragraph-properties fo:text-align="start" style:justify-single-word="false"/>
      <style:text-properties officeooo:rsid="002772db" officeooo:paragraph-rsid="002772db"/>
    </style:style>
    <style:style style:name="P56" style:family="paragraph" style:parent-style-name="Standard">
      <style:paragraph-properties fo:text-align="start" style:justify-single-word="false"/>
      <style:text-properties officeooo:rsid="002a98aa" officeooo:paragraph-rsid="002a98aa"/>
    </style:style>
    <style:style style:name="P57" style:family="paragraph" style:parent-style-name="Standard">
      <style:paragraph-properties fo:text-align="start" style:justify-single-word="false"/>
      <style:text-properties officeooo:rsid="002a98aa" officeooo:paragraph-rsid="0032eb8e"/>
    </style:style>
    <style:style style:name="P58" style:family="paragraph" style:parent-style-name="Standard">
      <style:paragraph-properties fo:text-align="start" style:justify-single-word="false"/>
      <style:text-properties officeooo:rsid="002a98aa" officeooo:paragraph-rsid="00331ea4"/>
    </style:style>
    <style:style style:name="P59" style:family="paragraph" style:parent-style-name="Standard">
      <style:paragraph-properties fo:text-align="start" style:justify-single-word="false"/>
      <style:text-properties officeooo:rsid="00309378" officeooo:paragraph-rsid="00309378"/>
    </style:style>
    <style:style style:name="P60" style:family="paragraph" style:parent-style-name="Standard">
      <style:paragraph-properties fo:text-align="start" style:justify-single-word="false"/>
      <style:text-properties officeooo:rsid="0031fb97" officeooo:paragraph-rsid="0031fb97"/>
    </style:style>
    <style:style style:name="P61" style:family="paragraph" style:parent-style-name="Preformatted_20_Text">
      <style:text-properties style:font-name="Liberation Sans" fo:font-size="12pt" style:font-size-asian="12pt" style:font-size-complex="12pt"/>
    </style:style>
    <style:style style:name="T1" style:family="text">
      <style:text-properties style:text-underline-style="none"/>
    </style:style>
    <style:style style:name="T2" style:family="text">
      <style:text-properties style:text-underline-style="none" officeooo:rsid="00030a38"/>
    </style:style>
    <style:style style:name="T3" style:family="text">
      <style:text-properties style:text-underline-style="none" fo:font-weight="bold" officeooo:rsid="00161b17" style:font-weight-asian="bold" style:font-weight-complex="bold"/>
    </style:style>
    <style:style style:name="T4" style:family="text">
      <style:text-properties style:text-underline-style="none" fo:font-weight="bold" officeooo:rsid="0029d0cd" style:font-weight-asian="bold" style:font-weight-complex="bold"/>
    </style:style>
    <style:style style:name="T5" style:family="text">
      <style:text-properties style:text-underline-style="none" fo:font-weight="bold" officeooo:rsid="00241b67" style:font-weight-asian="bold" style:font-weight-complex="bold"/>
    </style:style>
    <style:style style:name="T6" style:family="text">
      <style:text-properties officeooo:rsid="00054f25"/>
    </style:style>
    <style:style style:name="T7" style:family="text">
      <style:text-properties officeooo:rsid="0007244b"/>
    </style:style>
    <style:style style:name="T8" style:family="text">
      <style:text-properties officeooo:rsid="0007d9e6"/>
    </style:style>
    <style:style style:name="T9" style:family="text">
      <style:text-properties officeooo:rsid="0009584a"/>
    </style:style>
    <style:style style:name="T10" style:family="text">
      <style:text-properties officeooo:rsid="000a4f39"/>
    </style:style>
    <style:style style:name="T11" style:family="text">
      <style:text-properties officeooo:rsid="000bb069"/>
    </style:style>
    <style:style style:name="T12" style:family="text">
      <style:text-properties officeooo:rsid="000c0de5"/>
    </style:style>
    <style:style style:name="T13" style:family="text">
      <style:text-properties officeooo:rsid="000cebe4"/>
    </style:style>
    <style:style style:name="T14" style:family="text">
      <style:text-properties style:font-name="Liberation Serif" fo:font-size="16pt" style:text-underline-style="solid" style:text-underline-width="auto" style:text-underline-color="font-color" style:font-size-asian="16pt" style:font-size-complex="16pt"/>
    </style:style>
    <style:style style:name="T1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113100"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officeooo:rsid="00030a38" style:font-size-asian="14pt" style:font-weight-asian="bold" style:font-size-complex="14pt"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113100"/>
    </style:style>
    <style:style style:name="T20" style:family="text">
      <style:text-properties officeooo:rsid="00148e1d"/>
    </style:style>
    <style:style style:name="T21" style:family="text">
      <style:text-properties officeooo:rsid="00161b17"/>
    </style:style>
    <style:style style:name="T22" style:family="text">
      <style:text-properties officeooo:rsid="0016ba50"/>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161b17" style:font-size-asian="16pt" style:font-weight-asian="bold" style:font-size-complex="16pt" style:font-weight-complex="bold"/>
    </style:style>
    <style:style style:name="T25" style:family="text">
      <style:text-properties fo:font-size="16pt" fo:font-weight="bold" officeooo:rsid="00204a57" style:font-size-asian="16pt" style:font-weight-asian="bold" style:font-size-complex="16pt" style:font-weight-complex="bold"/>
    </style:style>
    <style:style style:name="T26" style:family="text">
      <style:text-properties officeooo:rsid="0020f70d"/>
    </style:style>
    <style:style style:name="T27" style:family="text">
      <style:text-properties officeooo:rsid="002772db"/>
    </style:style>
    <style:style style:name="T28" style:family="text">
      <style:text-properties officeooo:rsid="00343a1f"/>
    </style:style>
    <style:style style:name="T29" style:family="text">
      <style:text-properties style:font-name="Liberation San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position SAE 3</text:p>
      <text:p text:style-name="P7"/>
      <text:p text:style-name="P7"/>
      <text:p text:style-name="P49">PC Fixe :</text:p>
      <text:p text:style-name="P49"/>
      <text:p text:style-name="P51">Fixe 1 :</text:p>
      <text:p text:style-name="P8"/>
      <text:p text:style-name="P9"><text:span text:style-name="T15">Processeur </text:span>: AMD Ryzen 3 3200G </text:p>
      <text:p text:style-name="P9"><text:span text:style-name="T7">( 3,6 GHz, </text:span><text:span text:style-name="T10">4 cœurs suffisant pour faire du développement web, avec un chip</text:span><text:span text:style-name="T11">s</text:span><text:span text:style-name="T10">et graphique intégré : Radeon RX Vega 8 1250 MHz)</text:span></text:p>
      <text:p text:style-name="P9"/>
      <text:p text:style-name="P11"><text:a xlink:type="simple" xlink:href="https://www.topachat.com/pages/detail2_cat_est_micro_puis_rubrique_est_wpr_puis_ref_est_in11016972.html" text:style-name="Internet_20_link" text:visited-style-name="Visited_20_Internet_20_Link">Lien du produit</text:a></text:p>
      <text:p text:style-name="P14"/>
      <text:p text:style-name="P14"/>
      <text:p text:style-name="P10"><text:span text:style-name="T16">C</text:span><text:span text:style-name="T15">arte mère</text:span> : AsRock B450 PRO4-F </text:p>
      <text:p text:style-name="P10"><text:span text:style-name="T12">( Supporte le processeur et permet <text:s/>de supporter jusqu’à une fréquence RAM de 3200 MHz, possède </text:span><text:span text:style-name="T13">HDMI ,VGA , DVI-D, 6 ports USB dont 4 USB <text:s/>3.0 et 2 USB 2.0, Support la DDR4 jusqu’à 3200 MHz et jusqu’à 64 Go de mémoire) </text:span></text:p>
      <text:p text:style-name="P10"/>
      <text:p text:style-name="P11"><text:a xlink:type="simple" xlink:href="https://www.topachat.com/pages/detail2_cat_est_micro_puis_rubrique_est_w_cm_am4_puis_ref_est_in20012582.html" text:style-name="Internet_20_link" text:visited-style-name="Visited_20_Internet_20_Link">Lien du produit</text:a></text:p>
      <text:p text:style-name="P17"/>
      <text:p text:style-name="P25"><text:span text:style-name="T15">RAM </text:span>: DDR4 Kingston Fury Beast 16 Go 3200 MHz</text:p>
      <text:p text:style-name="P35">( 16 Go permet l’ouverture de plusieurs applications, c’est du DDR4 en dual channel car il y a 2 barrette de 8 Go)</text:p>
      <text:p text:style-name="P25"/>
      <text:p text:style-name="P11"><text:a xlink:type="simple" xlink:href="https://www.topachat.com/pages/detail2_cat_est_micro_puis_rubrique_est_wme_ddr4_puis_ref_est_in20010198.html" text:style-name="Internet_20_link" text:visited-style-name="Visited_20_Internet_20_Link">Lien du produit</text:a></text:p>
      <text:p text:style-name="P17"/>
      <text:p text:style-name="P17"/>
      <text:p text:style-name="P25"><text:span text:style-name="T15">Stockage </text:span>:</text:p>
      <text:p text:style-name="P25"><text:span text:style-name="T19">⇒ </text:span>Ssd nvme : <text:span text:style-name="T6">Western Digital WD Green 240 Go</text:span></text:p>
      <text:p text:style-name="P36">( Il sera utilisé pour le système, il permettra un démarrage plus rapide de la machine, 240 Go est suffisant pour un système d’exploitation, avec une vitesse de lecture de 2400 Mo/s)</text:p>
      <text:p text:style-name="P36"/>
      <text:p text:style-name="P11"><text:a xlink:type="simple" xlink:href="https://www.topachat.com/pages/detail2_cat_est_micro_puis_rubrique_est_w_ssd_puis_ref_est_in20011411.html" text:style-name="Internet_20_link" text:visited-style-name="Visited_20_Internet_20_Link">Lien du produit</text:a></text:p>
      <text:p text:style-name="P25"/>
      <text:p text:style-name="P25"><text:span text:style-name="T19">⇒ </text:span>HDD : <text:span text:style-name="T6">Seagate Barracuda 2 To</text:span></text:p>
      <text:p text:style-name="P28">(<text:span text:style-name="T19">Il sera utilié pour stocker les données en physique sur la machine, 2To permet largement d’installer des applications et de stocker des fichiers, sa vitesse de rotation est de 7200 tmp </text:span>)</text:p>
      <text:p text:style-name="P28"/>
      <text:p text:style-name="P56"><text:a xlink:type="simple" xlink:href="https://www.topachat.com/pages/detail2_cat_est_micro_puis_rubrique_est_wdi_sata_puis_ref_est_in10113616.html" text:style-name="Internet_20_link" text:visited-style-name="Visited_20_Internet_20_Link"><text:span text:style-name="T1">Lien du produit</text:span></text:a></text:p>
      <text:p text:style-name="P25"/>
      <text:p text:style-name="P25"/>
      <text:p text:style-name="P30"><text:span text:style-name="T15">Alimentation </text:span>: Be Quiet Power 11 – 400W</text:p>
      <text:p text:style-name="P37">(400 W suffise pour cette machine, grâce a son grade 80+ gold elle possède un rendement de 90.9%)</text:p>
      <text:p text:style-name="P30"/>
      <text:p text:style-name="P56"><text:a xlink:type="simple" xlink:href="https://www.topachat.com/pages/detail2_cat_est_micro_puis_rubrique_est_w_ali_puis_ref_est_in10115362.html" text:style-name="Internet_20_link" text:visited-style-name="Visited_20_Internet_20_Link"><text:span text:style-name="T1">Lien du produit</text:span></text:a></text:p>
      <text:p text:style-name="P56"/>
      <text:p text:style-name="P56"/>
      <text:p text:style-name="P56"/>
      <text:p text:style-name="P27"/>
      <text:p text:style-name="P25"><text:soft-page-break/><text:span text:style-name="T15">Boîtier </text:span>: <text:span text:style-name="T6">Zalman T6</text:span></text:p>
      <text:p text:style-name="P38">(Boîtier sobre, avec assez de place, pouvant accueillir toute les tailles de carte mère)</text:p>
      <text:p text:style-name="P38"/>
      <text:p text:style-name="P11"><text:a xlink:type="simple" xlink:href="https://www.topachat.com/pages/detail2_cat_est_micro_puis_rubrique_est_w_boi_sa_puis_ref_est_in10119254.html" text:style-name="Internet_20_link" text:visited-style-name="Visited_20_Internet_20_Link">Lien du produit</text:a></text:p>
      <text:p text:style-name="P25"/>
      <text:p text:style-name="P25"/>
      <text:p text:style-name="P31"><text:span text:style-name="T15">Écran</text:span>: AOC 24B2XH </text:p>
      <text:p text:style-name="P39">(Ecran full HD 1920x1080 px , <text:s/>il est assez grand pour un meilleur confort 23,8 pouces, <text:span text:style-name="T20">il possède de l’HDMI et du VGA)</text:span></text:p>
      <text:p text:style-name="P39"/>
      <text:p text:style-name="P11"><text:a xlink:type="simple" xlink:href="https://www.topachat.com/pages/detail2_cat_est_peripheriques_puis_rubrique_est_w_moni_puis_ref_est_in20002686.html" text:style-name="Internet_20_link" text:visited-style-name="Visited_20_Internet_20_Link">Lien du produit</text:a></text:p>
      <text:p text:style-name="P31"/>
      <text:p text:style-name="P31"/>
      <text:p text:style-name="P31"><text:span text:style-name="T15">Clavier </text:span>: Logitech K120</text:p>
      <text:p text:style-name="P42">( Clavier simple avec un bon confort d’utilisation)</text:p>
      <text:p text:style-name="P31"/>
      <text:p text:style-name="P11"><text:a xlink:type="simple" xlink:href="https://www.topachat.com/pages/detail2_cat_est_peripheriques_puis_rubrique_est_w_cla_puis_ref_est_in10048314.html" text:style-name="Internet_20_link" text:visited-style-name="Visited_20_Internet_20_Link">Lien du produit</text:a></text:p>
      <text:p text:style-name="P31"/>
      <text:p text:style-name="P31"/>
      <text:p text:style-name="P31"><text:span text:style-name="T15">Souris </text:span>: Logitech M90</text:p>
      <text:p text:style-name="P42">(Souris basique)</text:p>
      <text:p text:style-name="P42"/>
      <text:p text:style-name="P56"><text:a xlink:type="simple" xlink:href="https://www.topachat.com/pages/detail2_cat_est_peripheriques_puis_rubrique_est_w_sourisb_puis_ref_est_in10043751.html" text:style-name="Internet_20_link" text:visited-style-name="Visited_20_Internet_20_Link"><text:span text:style-name="T1">Lien du produit</text:span></text:a></text:p>
      <text:p text:style-name="P25"/>
      <text:p text:style-name="P25"/>
      <text:p text:style-name="P25"/>
      <text:p text:style-name="P47"><text:span text:style-name="T21">PRIX TOTAL : 663,90 </text:span>€</text:p>
      <text:p text:style-name="P52">Fixe 2 :</text:p>
      <text:p text:style-name="P53"/>
      <text:p text:style-name="P22"><text:span text:style-name="T17">Processeur </text:span><text:span text:style-name="T2">: </text:span>AMD Ryzen 5 5600G</text:p>
      <text:p text:style-name="Standard">(Bon processeur pour accomplir un grand nombre de tâches, carte graphique intégrée.)</text:p>
      <text:p text:style-name="Standard"/>
      <text:p text:style-name="P16"><text:a xlink:type="simple" xlink:href="https://www.amazon.fr/AMD-Ryzen-5600G-processeur-Boîte/dp/B092L9GF5N/ref=sr_1_3?__mk_fr_FR=ÅMÅŽÕÑ&amp;crid=2N3SISURBS8AZ&amp;keywords=ryzen+5+4500+graphique&amp;qid=1665647846&amp;qu=eyJxc2MiOiIxLjQxIiwicXNhIjoiMC4wMCIsInFzcCI6IjAuMDAifQ%3D%3D&amp;sprefix=ryzen+5+4500+graphique%2Caps%2C78&amp;sr=8-3" text:style-name="Internet_20_link" text:visited-style-name="Visited_20_Internet_20_Link"><text:span text:style-name="T27">Lien du produit</text:span></text:a></text:p>
      <text:p text:style-name="P16"/>
      <text:p text:style-name="P15"/>
      <text:p text:style-name="Standard"><text:span text:style-name="T18">Carte mère</text:span> : ASRock B560M Pro4</text:p>
      <text:p text:style-name="Standard">(Très bien pour un premier PC, est compatible avec une majorité des processeurs dont les processeurs récents.)</text:p>
      <text:p text:style-name="Standard"/>
      <text:p text:style-name="P54"><text:a xlink:type="simple" xlink:href="https://www.materiel.net/produit/202102010105.html" text:style-name="Internet_20_link" text:visited-style-name="Visited_20_Internet_20_Link">Lien du produit</text:a></text:p>
      <text:p text:style-name="Standard"/>
      <text:p text:style-name="Standard"/>
      <text:p text:style-name="Standard"><text:span text:style-name="T18">RAM </text:span>: <text:s/>Corsair Vengeance LPX 16Go</text:p>
      <text:p text:style-name="Standard">(Prix raisonnable et très bonne qualité, 16Go de RAM est suffisant pour faire tourner des programmes plus ou moins gros.)</text:p>
      <text:p text:style-name="Standard"/>
      <text:p text:style-name="P54"><text:a xlink:type="simple" xlink:href="https://www.amazon.fr/Corsair-Vengeance-3200MHz-Mémoire-Performance/dp/B0143UM4TC/ref=pd_day0fbt_sccl_1/261-7557187-5336016?pd_rd_w=XD2SA&amp;content-id=amzn1.sym.ce2d0199-2191-4964-97d8-7a031cbfb4d1&amp;pf_rd_p=ce2d0199-2191-4964-97d8-7a031cbfb4d1&amp;pf_rd_r=2VNVSFGX90CRJ8Z0H5K7&amp;pd_rd_wg=gkz3K&amp;pd_rd_r=54f8f70c-580c-4cd7-8e63-3d152b6d6488&amp;pd_rd_i=B0143UM4TC&amp;th=1" text:style-name="Internet_20_link" text:visited-style-name="Visited_20_Internet_20_Link">Lien du produit</text:a></text:p>
      <text:p text:style-name="Standard"/>
      <text:p text:style-name="Standard"/>
      <text:p text:style-name="Standard"><text:span text:style-name="T18">Stockage </text:span>: Samsung SSD 970 EVO Plus 1To</text:p>
      <text:p text:style-name="Standard">(1 To de SSD est très bien pour stocker des fichiers et données du à sa rapidité d’écriture et de lecture.)</text:p>
      <text:p text:style-name="Standard"><text:a xlink:type="simple" xlink:href="https://www.topachat.com/pages/detail2_cat_est_micro_puis_rubrique_est_wdi_sata_puis_ref_est_in10113616.html" text:style-name="Internet_20_link" text:visited-style-name="Visited_20_Internet_20_Link"/></text:p>
      <text:p text:style-name="P54"><text:a xlink:type="simple" xlink:href="https://www.ldlc.com/fiche/PB00265391.html" text:style-name="Internet_20_link" text:visited-style-name="Visited_20_Internet_20_Link">Lien du produit</text:a></text:p>
      <text:p text:style-name="Standard"/>
      <text:p text:style-name="Standard"/>
      <text:p text:style-name="Standard"><text:span text:style-name="T18">Alimentation </text:span>: Corsair RM550x V2 80Plus Gold</text:p>
      <text:p text:style-name="Standard">(Cette alimentation suffira pour alimenter l’entièreté du PC.)</text:p>
      <text:p text:style-name="Standard"/>
      <text:p text:style-name="P54"><text:a xlink:type="simple" xlink:href="https://www.ldlc.com/fiche/PB00254944.html" text:style-name="Internet_20_link" text:visited-style-name="Visited_20_Internet_20_Link">Lien du produit</text:a></text:p>
      <text:p text:style-name="Standard"/>
      <text:p text:style-name="Standard"/>
      <text:p text:style-name="Standard"><text:span text:style-name="T18">Boîtier </text:span>: Cooler Master MasterBox Q500L</text:p>
      <text:p text:style-name="Standard">(C’est un boîtier compacte, qui peut accueillir tous les composants listés au dessus.)</text:p>
      <text:p text:style-name="Standard"/>
      <text:p text:style-name="P54"><text:a xlink:type="simple" xlink:href="https://www.ldlc.com/fiche/PB00272697.html" text:style-name="Internet_20_link" text:visited-style-name="Visited_20_Internet_20_Link">Lien du produit</text:a></text:p>
      <text:p text:style-name="Standard"/>
      <text:p text:style-name="Standard"/>
      <text:p text:style-name="Standard"><text:span text:style-name="T18">Écran</text:span>: MSI 23.8'' LED MP241X</text:p>
      <text:p text:style-name="Standard"/>
      <text:p text:style-name="P54"><text:a xlink:type="simple" xlink:href="https://www.ldlc.com/fiche/PB00497535.html" text:style-name="Internet_20_link" text:visited-style-name="Visited_20_Internet_20_Link">Lien du produit</text:a></text:p>
      <text:p text:style-name="Standard"/>
      <text:p text:style-name="Standard"/>
      <text:p text:style-name="Standard"><text:span text:style-name="T18">Clavier </text:span>: Logitech Corded K280e</text:p>
      <text:p text:style-name="Standard"/>
      <text:p text:style-name="P54"><text:a xlink:type="simple" xlink:href="https://www.ldlc.com/fiche/PB00242405.html" text:style-name="Internet_20_link" text:visited-style-name="Visited_20_Internet_20_Link">Lien du produit</text:a></text:p>
      <text:p text:style-name="Standard"/>
      <text:p text:style-name="P6"/>
      <text:p text:style-name="P6"/>
      <text:p text:style-name="Standard"><text:soft-page-break/><text:span text:style-name="T18">Souris </text:span>: Logitech M100</text:p>
      <text:p text:style-name="P22"/>
      <text:p text:style-name="P55"><text:a xlink:type="simple" xlink:href="https://www.ldlc.com/fiche/PB00225320.html" text:style-name="Internet_20_link" text:visited-style-name="Visited_20_Internet_20_Link">Lien du produit</text:a></text:p>
      <text:p text:style-name="P29"/>
      <text:p text:style-name="P29"/>
      <text:p text:style-name="P29"/>
      <text:p text:style-name="P46"><text:span text:style-name="T3">PRIX TOTAL : </text:span><text:span text:style-name="T4">901,00</text:span><text:span text:style-name="T3"> </text:span><text:span text:style-name="T5">€</text:span></text:p>
      <text:p text:style-name="P26"/>
      <text:p text:style-name="P50">PC Portable :</text:p>
      <text:p text:style-name="P31"/>
      <text:p text:style-name="P4">Portable 1 :</text:p>
      <text:p text:style-name="P4"/>
      <text:p text:style-name="P18"><text:span text:style-name="T8">Dell </text:span>Inspiron 15 3000</text:p>
      <text:p text:style-name="P18"/>
      <text:p text:style-name="P24">Ce PC possède un processeur AMD Ryzen 5 5625U avec fréquence de 2.3 GHz (max : 4.3 GHz), 6 coeurs et 12 threads et une cache de 16 Mo. </text:p>
      <text:p text:style-name="P24"/>
      <text:p text:style-name="P24">Le site cpubenchmark.net affiche un score de 14607. La fréqeunce est suffisante pour du développement et 6 coeurs permettent de gérer efficacement les éxecutions en parralèle.</text:p>
      <text:p text:style-name="P24">Enfin, le cache de 16 Mo permet au processeur d'accéder très rapidement à des données pour faire des calculs avec. </text:p>
      <text:p text:style-name="P24"/>
      <text:p text:style-name="P24">Pour la RAM, 8 Go en DDR4 à 3200 MHz est relativement suffisant pour l'utilisation de logiciels liés au développement. </text:p>
      <text:p text:style-name="P24"/>
      <text:p text:style-name="P24">Le PC comporte aussi un SSD de 512 Go. Ce qui est bien suffisant pour stocker et les logiciels, et le code créé (qui ne prend que très peu de place). Au besoin, un disque dur externe peut-être branché par USB. </text:p>
      <text:p text:style-name="P24"/>
      <text:p text:style-name="P24">LA batterie Li-ion comporte 3 cellules de 41 W/h, ce qui permet une certaine autonomie (environ 4h). Le PC ne possède pas de carte graphique, sauf celle intégrée au processeur. C'est suffisant pour un usage professionnel.</text:p>
      <text:p text:style-name="P18"/>
      <text:p text:style-name="P18"/>
      <text:p text:style-name="P59"><text:a xlink:type="simple" xlink:href="https://www.dell.com/fr-fr/shop/laptops/amd/spd/inspiron-15-3525-laptop/cn32505sc" text:style-name="Internet_20_link" text:visited-style-name="Visited_20_Internet_20_Link">Lien du produit</text:a></text:p>
      <text:p text:style-name="P34"/>
      <text:p text:style-name="P34"/>
      <text:p text:style-name="P33"><text:span text:style-name="T15">Écran</text:span>: AOC 24B2XH </text:p>
      <text:p text:style-name="P41">(Ecran full HD 1920x1080 px , <text:s/>il est assez grand pour un meilleur confort 23,8 pouces, <text:span text:style-name="T20">il possède de l’HDMI et du VGA)</text:span></text:p>
      <text:p text:style-name="P41"/>
      <text:p text:style-name="P13"><text:a xlink:type="simple" xlink:href="https://www.topachat.com/pages/detail2_cat_est_peripheriques_puis_rubrique_est_w_moni_puis_ref_est_in20002686.html" text:style-name="Internet_20_link" text:visited-style-name="Visited_20_Internet_20_Link">Lien du produit</text:a></text:p>
      <text:p text:style-name="P33"/>
      <text:p text:style-name="P33"/>
      <text:p text:style-name="P33"><text:span text:style-name="T15">Clavier </text:span>: Logitech K120</text:p>
      <text:p text:style-name="P45">( Clavier simple avec un bon confort d’utilisation)</text:p>
      <text:p text:style-name="P33"/>
      <text:p text:style-name="P13"><text:a xlink:type="simple" xlink:href="https://www.topachat.com/pages/detail2_cat_est_peripheriques_puis_rubrique_est_w_cla_puis_ref_est_in10048314.html" text:style-name="Internet_20_link" text:visited-style-name="Visited_20_Internet_20_Link">Lien du produit</text:a></text:p>
      <text:p text:style-name="P33"/>
      <text:p text:style-name="P33"/>
      <text:p text:style-name="P33"><text:span text:style-name="T15">Souris </text:span>: Logitech M90</text:p>
      <text:p text:style-name="P45">(Souris basique)</text:p>
      <text:p text:style-name="P58"><text:a xlink:type="simple" xlink:href="https://www.topachat.com/pages/detail2_cat_est_peripheriques_puis_rubrique_est_w_sourisb_puis_ref_est_in10043751.html" text:style-name="Internet_20_link" text:visited-style-name="Visited_20_Internet_20_Link"><text:span text:style-name="T1">Lien du produit</text:span></text:a></text:p>
      <text:p text:style-name="P31"/>
      <text:p text:style-name="P48"><text:span text:style-name="T21">PRIX TOTAL : </text:span><text:span text:style-name="T26">783,96</text:span><text:span text:style-name="T21"> <text:s/></text:span>€ <text:s/><text:span text:style-name="T28">prix a modifier</text:span></text:p>
      <text:p text:style-name="P31"/>
      <text:p text:style-name="P31"/>
      <text:p text:style-name="P5">Portable 2 :</text:p>
      <text:p text:style-name="P31"/>
      <text:p text:style-name="P19"><text:span text:style-name="T9">H</text:span><text:span text:style-name="T22">P</text:span><text:span text:style-name="T9"> Victus Laptop </text:span>16-e0307nf</text:p>
      <text:p text:style-name="P19"/>
      <text:p text:style-name="P20">Pour faire du développement, les composants les plus importants sont la RAM ainsi que le processeur. </text:p>
      <text:p text:style-name="P20"/>
      <text:p text:style-name="P20">Avec un AMD Ryzen 5 5600H, comportant 6 cœurs, ayant une fréquence de 3.3 GHz (jusqu'à 4.2 GHz) et un cache de 16 Mo, il est difficile de trouver un processeur aussi performant à prix plus bas.</text:p>
      <text:p text:style-name="P20"><text:s/>Le site cpubenchmark.net affiche un score de 17118 ce qui est excellent. Sa fréquence permet d'effectuer des calculs complexes à une vitesse largement convenable.</text:p>
      <text:p text:style-name="P20">Ses 6 cœurs ainsi que ses 12 threads permettent des exécutions en parallèle incroyablement performantes (les développeurs Go (et tout autre langage multithreaded/concurrents/parallèles) vont adorer !).</text:p>
      <text:p text:style-name="P20">Enfin, le cache de 16 Mo permet au processeur d'accéder très rapidement à des données pour faire des calculs avec. </text:p>
      <text:p text:style-name="P20"/>
      <text:p text:style-name="P20">Pour la RAM, 16 Go en DDR4 est suffisant pour l'utilisation de logiciels liés au développement.</text:p>
      <text:p text:style-name="P20"/>
      <text:p text:style-name="P20">Le PC comporte aussi un SSD de 512 Go. Ce qui est bien suffisant pour stocker et les logiciels, et le code créé (qui ne prend que très peu de place). Au besoin, un disque dur externe peut-être branché par USB. </text:p>
      <text:p text:style-name="P20"/>
      <text:p text:style-name="P20">LA batterie Li-ion comporte 4 cellules de 70 W/h, ce qui permet une bonne autonomie (environ 7h). Enfin, un composant non majeur mais toujours utile à avoir pour le développement est la carte graphique. Ce pc contient une AMD Radeon RX 5500M avec 4 Go de mémoire dédié en GDDR6 (dernière génération de mémoire vive pour GPU). Évidemment, si vous ne jouez pas à des jeux vidéos, vous ne remarquerez pas la différence, mais c'est toujours un plus de l'avoir. De plus, si vous trouvez que celle-ci consomme beaucoup d'énergie, vous pourrez toujours la désactiver et passer sur la carte graphique intégré du processeur (qui est moins performante mais par conséquent consomme moins).</text:p>
      <text:p text:style-name="P20"/>
      <text:p text:style-name="P60"><text:a xlink:type="simple" xlink:href="https://www.darty.com/nav/achat/informatique/ordinateur_portable-portable/portable/hp_16-e0307nf_r5_16_12.html" text:style-name="Internet_20_link" text:visited-style-name="Visited_20_Internet_20_Link">Lien du produit</text:a></text:p>
      <text:p text:style-name="P44"/>
      <text:p text:style-name="P32"><text:span text:style-name="T15">Écran</text:span>: AOC 24B2XH </text:p>
      <text:p text:style-name="P40">(Ecran full HD 1920x1080 px , <text:s/>il est assez grand pour un meilleur confort 23,8 pouces, <text:span text:style-name="T20">il possède de l’HDMI et du VGA)</text:span></text:p>
      <text:p text:style-name="P40"/>
      <text:p text:style-name="P12"><text:a xlink:type="simple" xlink:href="https://www.topachat.com/pages/detail2_cat_est_peripheriques_puis_rubrique_est_w_moni_puis_ref_est_in20002686.html" text:style-name="Internet_20_link" text:visited-style-name="Visited_20_Internet_20_Link">Lien du produit</text:a></text:p>
      <text:p text:style-name="P32"/>
      <text:p text:style-name="P32"><text:span text:style-name="T15">Clavier </text:span>: Logitech K120</text:p>
      <text:p text:style-name="P43">( Clavier simple avec un bon confort d’utilisation)</text:p>
      <text:p text:style-name="P32"/>
      <text:p text:style-name="P12"><text:a xlink:type="simple" xlink:href="https://www.topachat.com/pages/detail2_cat_est_peripheriques_puis_rubrique_est_w_cla_puis_ref_est_in10048314.html" text:style-name="Internet_20_link" text:visited-style-name="Visited_20_Internet_20_Link">Lien du produit</text:a></text:p>
      <text:p text:style-name="P32"/>
      <text:p text:style-name="P32"><text:span text:style-name="T15">Souris </text:span>: Logitech M90</text:p>
      <text:p text:style-name="P43">(Souris basique)</text:p>
      <text:p text:style-name="P57"><text:a xlink:type="simple" xlink:href="https://www.topachat.com/pages/detail2_cat_est_peripheriques_puis_rubrique_est_w_sourisb_puis_ref_est_in10043751.html" text:style-name="Internet_20_link" text:visited-style-name="Visited_20_Internet_20_Link"><text:span text:style-name="T1">Lien du produit</text:span></text:a></text:p>
      <text:p text:style-name="P21"/>
      <text:p text:style-name="P23"><text:span text:style-name="T24">PRIX TOTAL : </text:span><text:span text:style-name="T25">1067,95</text:span><text:span text:style-name="T24"> </text:span><text:span text:style-name="T23">€</text:span></text:p>
      <text:p text:style-name="P3"><text:span text:style-name="Source_20_Text"><text:span text:style-name="T14">CHOIX DES OS / LOGICIELS :</text:span></text:span></text:p>
      <text:p text:style-name="P1"/>
      <text:p text:style-name="P1"/>
      <text:p text:style-name="P2">Pour le système d'exploitation nous vous en proposons 3 : Debian, Ubuntu ou Windows. </text:p>
      <text:p text:style-name="P2"/>
      <text:p text:style-name="P2">Linux a comme avantage d'être plus sécurisé (très peu de virus sur Linux), plus performant (noyau très optimisé), open-source. De plus vous pouvez effectuer plus facilement des tâches automatiques dessus et vous avez plus de contrôle sur votre OS. L'installation des logicles et très rapide avec des gestionnaires de packet comme APT et vous serez plus rapide dans l'uitlisation de votre PC en général grâce au terminal. Aussi, vous n'aurez à rebooter que très rarement lors des mises à jour contrairement à Windows. Cependant, il existe moins de logiciels disponibles sur Linux du fait que très peu l'utilisent. Vous pouvez toujours recourir à des alternatives ou à Wine pour utiliser des logiciels Windows, mais au prix des performances et des bugs.</text:p>
      <text:p text:style-name="P2"/>
      <text:p text:style-name="P2"><text:s/>Au niveau des distributions, nous vous recommandons de vous orienter sur des distributions basées sur Debian car la communauté est très grande et donc vous aurez toujours de l'aide en cas de problème. Ubuntu est plus orienté pour les débutants (car beaucoup de logiciels pré-installés et l'environnement de bureau -l'interface- est simplifié) tandis que Debian est plus orienté pour la performance. Avec Debian vous installerez vous-même vos logiciels au début ce qui aura pour conséquence de vous prendre plus de temps à configurer mais celui-ci sera plus adapté pour vous.</text:p>
      <text:p text:style-name="P2"/>
      <text:p text:style-name="P2"><text:s/>Windows quant à lui offre comme avantage le contraire des inconvénients de Linux, et vice-versa pour les avantages. </text:p>
      <text:p text:style-name="P2"/>
      <text:p text:style-name="P2">Si vous hésitez entre ces 2 OS, nous vous recommandons de soit les essayer sur machine virtuelle, soit établir un dual boot pour profiter des 2 systèmes d'exploitation.</text:p>
      <text:p text:style-name="P1"/>
      <text:p text:style-name="P1">Logiciels : Mariadb/mysql, python3, flask</text:p>
      <text:p text:style-name="P1"/>
      <text:p text:style-name="P1">Voici une suggestion d’applications supplémentaire :</text:p>
      <text:p text:style-name="P1"/>
      <text:p text:style-name="P1">Chromium, Firefox, ,Visual Studio Code, Sublim Text, Git, PostMan, LibreOffice, Docker</text:p>
      <text:p text:style-name="P1"/>
      <text:p text:style-name="P1">⇒ Chromium : Moteur de recherche libre (avantage : Il sert de base pour d'autres).</text:p>
      <text:p text:style-name="P1"/>
      <text:p text:style-name="P1">⇒ Firefox : Deuxième moteur de recherche permettant d'observer le rendu sur plusieurs moteurs.</text:p>
      <text:p text:style-name="P1"/>
      <text:p text:style-name="P1">⇒ LibreOffice : Suite de logiciel de bureautique gratuite (indispensable).</text:p>
      <text:p text:style-name="P1"/>
      <text:p text:style-name="P1">⇒ Visual Studio Code : Permet de développer dans énormément de langages.</text:p>
      <text:p text:style-name="P1"/>
      <text:p text:style-name="P1">⇒ Sublime Text, éditeur de texte un peu plus poussé que celui de base, toujours pratique.</text:p>
      <text:p text:style-name="P1"/>
      <text:p text:style-name="P1">⇒ Git : Pour stocker ces fichiers et travailler en groupe (indispensable).</text:p>
      <text:p text:style-name="P1"/>
      <text:p text:style-name="P1">⇒ PostMan (ou Insomnia): Permet de tester des APIs.</text:p>
      <text:p text:style-name="P1"/>
      <text:p text:style-name="P1">⇒ Docker : Permet de partager à un autre développeur son application sans installation spécifique sur la machine du receveur.</text:p>
      <text:p text:style-name="P1"/>
      <text:p text:style-name="Preformatted_20_Text"><text:span text:style-name="Source_20_Text"><text:span text:style-name="T29">Logiciels (suite) :</text:span></text:span></text:p>
      <text:p text:style-name="Preformatted_20_Text"><text:soft-page-break/><text:span text:style-name="Source_20_Text"><text:span text:style-name="T29">Datagrip (prix : 9,90€/mois) : utile pour effectuer et tester des requêtes SQL et produire du code SQL.</text:span></text:span></text:p>
      <text:p text:style-name="Preformatted_20_Text"><text:span text:style-name="Source_20_Text"><text:span text:style-name="T29">Pycharm (prix : 9,90€/mois) : l'IDE le plus performant et le plus adapté pour des projets importants avec Python.</text:span></text:span></text:p>
      <text:p text:style-name="Preformatted_20_Text"><text:span text:style-name="Source_20_Text"><text:span text:style-name="T29">WebStorm (prix : 9,90€/mois) : un IDE très performant pour des projets liés aux web (notamment pour développer en Javascript/Typescript).</text:span></text:span></text:p>
      <text:p text:style-name="P61"/>
      <text:p text:style-name="Preformatted_20_Text"><text:span text:style-name="Source_20_Text"><text:span text:style-name="T29">Pour ces trois produits Jetbrains, afin d'économiser de l'argent et d'avoir accès à tout leurs logiciels, il est préférable de prendre la formule "All product Pack" qui permet d'accéder à 11 de leurs IDE (+ 3 extensions, 2 profileurs) pour 28,90€ au lieu de 3 * 9,90 = 29,70€. Si vous êtes certains d'utiliser ces logiciels, il est plus avantageux de payer à l'année (ce qui revient à payer l'équivalent de 24€/mois pour la première année, 19,25€/mois pour la deuxième année, et 14,42€/mois pour les années suivantes).</text:span></text:span></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8:30:04.080154123</meta:creation-date>
    <dc:date>2022-10-27T16:48:20.642093038</dc:date>
    <meta:editing-duration>PT2H23M50S</meta:editing-duration>
    <meta:editing-cycles>48</meta:editing-cycles>
    <meta:generator>LibreOffice/7.3.6.2$Linux_X86_64 LibreOffice_project/30$Build-2</meta:generator>
    <meta:document-statistic meta:table-count="0" meta:image-count="0" meta:object-count="0" meta:page-count="8" meta:paragraph-count="124" meta:word-count="1665" meta:character-count="9689" meta:non-whitespace-character-count="8121"/>
  </office:meta>
</office:document-meta>
</file>